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4.737cm" fo:margin-left="0.998cm" fo:margin-right="1.263cm" table:align="margins"/>
    </style:style>
    <style:style style:name="Table2.A" style:family="table-column">
      <style:table-column-properties style:column-width="2.963cm" style:rel-column-width="13177*"/>
    </style:style>
    <style:style style:name="Table2.B" style:family="table-column">
      <style:table-column-properties style:column-width="11.774cm" style:rel-column-width="52358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Содержание_3a_Заголовок">
      <style:paragraph-properties fo:break-before="page"/>
    </style:style>
    <style:style style:name="P2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Текст" style:list-style-name="Список_20_ссылок"/>
    <style:style style:name="P4" style:family="paragraph" style:parent-style-name="Текст" style:list-style-name="Список_20_с_20_точками"/>
    <style:style style:name="P5" style:family="paragraph" style:parent-style-name="Текст" style:list-style-name="Список_20_ролей"/>
    <style:style style:name="P6" style:family="paragraph" style:parent-style-name="Заголовок1" style:list-style-name="">
      <style:paragraph-properties fo:text-align="start" style:justify-single-word="false">
        <style:tab-stops>
          <style:tab-stop style:position="0.801cm"/>
          <style:tab-stop style:position="1cm"/>
        </style:tab-stops>
      </style:paragraph-properties>
    </style:style>
    <style:style style:name="P7" style:family="paragraph" style:parent-style-name="Заголовок1">
      <style:paragraph-properties fo:break-before="page"/>
    </style:style>
    <style:style style:name="P8" style:family="paragraph" style:parent-style-name="Титульник_3a_Шапка" style:master-page-name="Титульник">
      <style:paragraph-properties style:page-number="auto"/>
    </style:style>
    <style:style style:name="P9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Заголовок2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Название проекта&gt;" text:name="SUBJECT"/>
        <text:user-field-decl office:value-type="string" office:string-value="1" text:name="SEQ Таблица \* ARABIC"/>
      </text:user-field-decls>
      <text:p text:style-name="P8">Новосибирский Государственный Университет <text:line-break/>Физический Факультет</text:p>
      <text:p text:style-name="Титульник_3a_Заголовок">Техническое опис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2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">Содержание</text:p>
          </text:index-title>
          <text:p text:style-name="P2"><text:a xlink:type="simple" xlink:href="#1.Введение|outline" text:style-name="Internet_20_link" text:visited-style-name="Internet_20_link">1. Введение</text:a><text:tab/>3</text:p>
          <text:p text:style-name="P9"><text:a xlink:type="simple" xlink:href="#1.1.Цель|outline" text:style-name="Internet_20_link" text:visited-style-name="Internet_20_link">1.1. Цель</text:a><text:tab/>3</text:p>
          <text:p text:style-name="P9"><text:a xlink:type="simple" xlink:href="#1.2.Область действия|outline" text:style-name="Internet_20_link" text:visited-style-name="Internet_20_link">1.2. Область действия</text:a><text:tab/>3</text:p>
          <text:p text:style-name="P9"><text:a xlink:type="simple" xlink:href="#1.3.Определения и сокращения|outline" text:style-name="Internet_20_link" text:visited-style-name="Internet_20_link">1.3. Определения и сокращения</text:a><text:tab/>3</text:p>
          <text:p text:style-name="P9"><text:a xlink:type="simple" xlink:href="#1.4.Ссылки|outline" text:style-name="Internet_20_link" text:visited-style-name="Internet_20_link">1.4. Ссылки</text:a><text:tab/>3</text:p>
          <text:p text:style-name="P9"><text:a xlink:type="simple" xlink:href="#1.5.Краткое описание|outline" text:style-name="Internet_20_link" text:visited-style-name="Internet_20_link">1.5. Краткое описание</text:a><text:tab/>3</text:p>
          <text:p text:style-name="P2"><text:a xlink:type="simple" xlink:href="#2.Предметная область проекта|outline" text:style-name="Internet_20_link" text:visited-style-name="Internet_20_link">2. Предметная область проекта</text:a><text:tab/>4</text:p>
          <text:p text:style-name="P9"><text:a xlink:type="simple" xlink:href="#2.1.Существующие проблемы|outline" text:style-name="Internet_20_link" text:visited-style-name="Internet_20_link">2.1. Существующие проблемы</text:a><text:tab/>4</text:p>
          <text:p text:style-name="P9"><text:a xlink:type="simple" xlink:href="#2.2.Предполагаемое решение|outline" text:style-name="Internet_20_link" text:visited-style-name="Internet_20_link">2.2. Предполагаемое решение</text:a><text:tab/>5</text:p>
          <text:p text:style-name="P2"><text:a xlink:type="simple" xlink:href="#3.Требования к программному решению|outline" text:style-name="Internet_20_link" text:visited-style-name="Internet_20_link">3. Требования к программному решению</text:a><text:tab/>5</text:p>
          <text:p text:style-name="P9"><text:a xlink:type="simple" xlink:href="#3.1.Роли|outline" text:style-name="Internet_20_link" text:visited-style-name="Internet_20_link">3.1. Роли</text:a><text:tab/>5</text:p>
          <text:p text:style-name="P9"><text:a xlink:type="simple" xlink:href="#3.2.Функциональные требования для роли Администратор|outline" text:style-name="Internet_20_link" text:visited-style-name="Internet_20_link">3.2. Функциональные требования для роли Администратор</text:a><text:tab/>6</text:p>
          <text:p text:style-name="P9"><text:a xlink:type="simple" xlink:href="#3.3.Функциональные требования для роли Игрок|outline" text:style-name="Internet_20_link" text:visited-style-name="Internet_20_link">3.3. Функциональные требования для роли Игрок</text:a><text:tab/>6</text:p>
          <text:p text:style-name="P9"><text:a xlink:type="simple" xlink:href="#3.4.Нефункциональные требования|outline" text:style-name="Internet_20_link" text:visited-style-name="Internet_20_link">3.4. Нефункциональные требования</text:a><text:tab/>6</text:p>
          <text:p text:style-name="P2"><text:a xlink:type="simple" xlink:href="#4.Обзор архитектуры|outline" text:style-name="Internet_20_link" text:visited-style-name="Internet_20_link">4. Обзор архитектуры</text:a><text:tab/>6</text:p>
          <text:p text:style-name="P9"><text:a xlink:type="simple" xlink:href="#4.1.Компонентная модель системы|outline" text:style-name="Internet_20_link" text:visited-style-name="Internet_20_link">4.1. Компонентная модель системы</text:a><text:tab/>6</text:p>
          <text:p text:style-name="P9"><text:a xlink:type="simple" xlink:href="#4.2.Компоненты сторонних производителей|outline" text:style-name="Internet_20_link" text:visited-style-name="Internet_20_link">4.2. Компоненты сторонних производителей</text:a><text:tab/>6</text:p>
          <text:p text:style-name="P9"><text:a xlink:type="simple" xlink:href="#4.3.Схема развертывания приложения|outline" text:style-name="Internet_20_link" text:visited-style-name="Internet_20_link">4.3. Схема развертывания приложения</text:a><text:tab/>6</text:p>
          <text:p text:style-name="P2"><text:a xlink:type="simple" xlink:href="#5.Допущения и ограничения|outline" text:style-name="Internet_20_link" text:visited-style-name="Internet_20_link">5. Допущения и ограничения</text:a><text:tab/>6</text:p>
          <text:p text:style-name="P2"><text:a xlink:type="simple" xlink:href="#6.Известные проблемы|outline" text:style-name="Internet_20_link" text:visited-style-name="Internet_20_link">6. Известные проблемы</text:a><text:tab/>6</text:p>
          <text:p text:style-name="P9"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6</text:p>
        </text:index-body>
      </text:table-of-content>
      <text:h text:style-name="P6" text:outline-level="1"/>
      <text:h text:style-name="P7" text:outline-level="1"><text:bookmark-start text:name="__RefNumPara__21553828"/>Введение<text:bookmark-end text:name="__RefNumPara__21553828"/></text:h>
      <text:h text:style-name="Заголовок2" text:outline-level="2">Цель</text:h>
      <text:p text:style-name="Текст">Данный документ представляет собой техническое описание проекта <text:variable-get text:name="НазваниеПроекта" office:value-type="string">WeboBots</text:variable-get><text:span text:style-name="T1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h text:style-name="Заголовок2" text:outline-level="2">Область действия</text:h>
      <text:p text:style-name="Текст"><text:span text:style-name="T4">Документ разработан в рамках проекта </text:span><text:span text:style-name="T4"><text:variable-get text:name="НазваниеПроекта" office:value-type="string">WeboBots</text:variable-get></text:span><text:span text:style-name="T4"> на основе стандартного шаблона </text:span><text:span text:style-name="T3">Inteks</text:span><text:span text:style-name="T1"> SEP,</text:span><text:span text:style-name="T4"> адаптированного для использования в OpenOffice.org, и предназначен для использования студентами </text:span><text:span text:style-name="T4"><text:variable-get text:name="Факультет" office:value-type="string">ФФ НГУ</text:variable-get></text:span><text:span text:style-name="T4"> и преподавателями курса </text:span><text:span text:style-name="T4"><text:variable-get text:name="НазваниеКурса" office:value-type="string">ООАД</text:variable-get></text:span><text:span text:style-name="T4">.</text:span></text:p>
      <text:h text:style-name="P10" text:outline-level="2">Определения и сокращения</text:h>
      <text:p text:style-name="Текст">Таблица <text:sequence text:ref-name="refTable0" text:name="Table" text:formula="ooow:Table+1" style:num-format="1">1</text:sequence>. Определения и сокращени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Табличный">Термин</text:p>
          </table:table-cell>
          <table:table-cell table:style-name="Table2.B1" office:value-type="string">
            <text:p text:style-name="Табличный">Описание</text:p>
          </table:table-cell>
        </table:table-row>
        <table:table-row>
          <table:table-cell table:style-name="Table2.A2" office:value-type="string">
            <text:p text:style-name="Табличный">«прошивка»</text:p>
          </table:table-cell>
          <table:table-cell table:style-name="Table2.B2" office:value-type="string">
            <text:p text:style-name="Табличный">программа на специальном языке программирования, управляющая виртуальным роботом</text:p>
          </table:table-cell>
        </table:table-row>
      </table:table>
      <text:h text:style-name="Заголовок2" text:outline-level="2">Ссылки</text:h>
      <text:p text:style-name="Текст">В тексте содержатся ссылки на следующие документы:</text:p>
      <text:list xml:id="list124531278" text:style-name="Список_20_ссылок">
        <text:list-item>
          <text:p text:style-name="P3"><text:a xlink:type="simple" xlink:href="http://ru.wikipedia.org/wiki/Игра_для_программистов">http://ru.wikipedia.org/wiki/Игра_для_программистов</text:a></text:p>
        </text:list-item>
      </text:list>
      <text:p text:style-name="Текст">Ссылки приводятся в виде [<text:span text:style-name="T2">N</text:span>], где <text:span text:style-name="T2">N</text:span> – номер документа в вышеприведенном списке.</text:p>
      <text:h text:style-name="Заголовок2" text:outline-level="2">Краткое описание</text:h>
      <text:p text:style-name="Текст">Содержание данного документа построено таким образом, чтобы дать ответ на следующие вопросы:</text:p>
      <text:list xml:id="list649807565" text:style-name="Список_20_с_20_точками">
        <text:list-item>
          <text:p text:style-name="P4">Какие проблемы предметной области должен решать будущий программный продукт</text:p>
        </text:list-item>
        <text:list-item>
          <text:p text:style-name="P4">Посредством какой функциональности системы будут достигнуто решение <text:soft-page-break/>проблем предметной области</text:p>
        </text:list-item>
        <text:list-item>
          <text:p text:style-name="P4">Какова архитектура программного решения</text:p>
        </text:list-item>
      </text:list>
      <text:p text:style-name="Текст">Описание предметной области и проблем, для решения которых предназначен будущий программный продукт, приведены в разделе <text:a xlink:type="simple" xlink:href="#2.Предметная область проекта|outline">#2</text:a>. <text:s/>Раздел <text:a xlink:type="simple" xlink:href="#3.Требования к программному решению|outline">#3</text:a> содержит описание требований к программному решению, раздел <text:a xlink:type="simple" xlink:href="#4.Обзор архитектуры|outline">#4</text:a> – описание архитектуры выбранного решения.</text:p>
      <text:h text:style-name="Заголовок1" text:outline-level="1">Предметная область проекта</text:h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 [<text:a xlink:type="simple" xlink:href="#1.3.Ссылки|outline">1</text:a>]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Robots» и её клонов.</text:p>
      <text:p text:style-name="Текст">Игровой процесс в «C <text:span text:style-name="T2">Robots</text:span>» заключается в написании игроками программ на специальном C-подобном языке и последующем запуске их на исполнение на виртуальной машине, моделирующей сражение роботов вплоть до поражения одного из них.</text:p>
      <text:h text:style-name="Заголовок2" text:outline-level="2">Существующие проблемы</text:h>
      <text:p text:style-name="Текст">Однако у игры «C <text:span text:style-name="T2">Robots</text:span>» был ряд некоторых недостатков:</text:p>
      <text:list xml:id="list1054512111" text:continue-numbering="true" text:style-name="Список_20_с_20_точками">
        <text:list-item>
          <text:p text:style-name="P4"><text:span text:style-name="T5">Неудобство многопользовательской игры</text:span>. Игрокам приходится вручную обмениваться программами и запускать моделирование битвы. Проблема может быть решена при наличии централизованной системы хранения программ с удобным пользовательским интерфейсом.</text:p>
        </text:list-item>
        <text:list-item>
          <text:p text:style-name="P4"><text:span text:style-name="T5">Нарушение приватности.</text:span> Игрокам приходится предоставлять противнику <text:soft-page-break/>исходные коды своих программ, и они не могут сохранять свои идеи в тайне. Проблема может быть решена, если исходные коды обоих противников будут храниться в отдельном месте.</text:p>
        </text:list-item>
        <text:list-item>
          <text:p text:style-name="P4"><text:span text:style-name="T5">Отсутствует объективный и актуальный рейтинг игроков.</text:span> Проблема может быть решена, если данные о всех поединках будут централизованно храниться и оперативно обрабатываться.</text:p>
        </text:list-item>
      </text:list>
      <text:h text:style-name="Заголовок2" text:outline-level="2">Предполагаемое решение</text:h>
      <text:p text:style-name="Текст">Таким образом, для решения поставленных проблем подходит формат веб-приложения. Взаимодействие пользователей с этим приложением будет выглядеть следующим образом.</text:p>
      <text:p text:style-name="Текст">Игрок регистрируется на сайте игры, после чего он получает возможность загружать различные «прошивки», тестировать их в тренировочных матчах и выставлять на официальные матчи.</text:p>
      <text:p text:style-name="Текст">Матчи проходят следующим образом. Игрок выбирает две «прошивки» (обе свои в случае тренировочного матча, либо одну из своих и одну из выставленных противником), затем на сервере происходит эмуляция матча, и игроку сообщается результат поединка, после чего он при желании может просмотреть анимированную запись матча прямо в браузере.</text:p>
      <text:p text:style-name="Текст">По результатам официального матча победитель получает некоторое количество очков. На основе суммы набранных очков формируются рейтинг игроков и рейтинг «прошивок» роботов.</text:p>
      <text:h text:style-name="Заголовок1" text:outline-level="1">Требования к программному решению</text:h>
      <text:p text:style-name="Текст">Данный раздел описывает требования к программной системе, разрабатываемой в рамках проекта <text:s/><text:span text:style-name="T1"><text:variable-get text:name="НазваниеПроекта" office:value-type="string">WeboBots</text:variable-get></text:span><text:span text:style-name="Body_20_Reference_20_Char">.</text:span></text:p>
      <text:h text:style-name="Заголовок2" text:outline-level="2">Роли</text:h>
      <text:p text:style-name="Текст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.</text:p>
      <text:list xml:id="list1051363476" text:style-name="Список_20_ролей">
        <text:list-item>
          <text:p text:style-name="P5"><text:soft-page-break/>Администратор — <text:s/>обеспечивает порядок и регулирует игровой процесс.</text:p>
        </text:list-item>
        <text:list-item>
          <text:p text:style-name="P5">Игрок — создает контент и взаимодействует с другими игроками, согласно игровому процессу.</text:p>
        </text:list-item>
      </text:list>
      <text:h text:style-name="Заголовок2" text:outline-level="2">Функциональные требования для роли Администратор</text:h>
      <text:h text:style-name="Заголовок2" text:outline-level="2">Функциональные требования для роли Игрок</text:h>
      <text:h text:style-name="Заголовок2" text:outline-level="2">Нефункциональные требования</text:h>
      <text:h text:style-name="Заголовок1" text:outline-level="1">Обзор архитектуры</text:h>
      <text:h text:style-name="Заголовок2" text:outline-level="2">Компонентная модель системы</text:h>
      <text:h text:style-name="Заголовок2" text:outline-level="2">Компоненты сторонних производителей</text:h>
      <text:h text:style-name="Заголовок2" text:outline-level="2">Схема развертывания приложения</text:h>
      <text:h text:style-name="Заголовок1" text:outline-level="1">Допущения и ограничения</text:h>
      <text:h text:style-name="Заголовок1" text:outline-level="1">Известные проблемы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199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3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style:font-name-asian="Arial" style:font-name-complex="Arial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0.212cm" fo:margin-bottom="0.106cm" fo:keep-with-next="always">
        <style:tab-stops>
          <style:tab-stop style:position="0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 style:font-style-complex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чный" style:family="paragraph" style:parent-style-name="Текст" style:master-page-name="">
      <style:paragraph-properties fo:margin-left="0.101cm" fo:margin-right="0.101cm" fo:margin-top="0cm" fo:margin-bottom="0cm" fo:text-indent="0cm" style:auto-text-indent="false" style:page-number="aut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ссылок" style:display-name="Список ссыл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ролей" style:display-name="Список роле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/>
      </text:list-level-style-number>
      <text:list-level-style-number text:level="2" text:style-name="RTF_5f_Num_20_9_20_2" style:num-format="1" text:display-levels="2">
        <style:list-level-properties/>
      </text:list-level-style-number>
      <text:list-level-style-number text:level="3" text:style-name="RTF_5f_Num_20_9_20_3" style:num-format="1" text:display-levels="3">
        <style:list-level-properties/>
      </text:list-level-style-number>
      <text:list-level-style-number text:level="4" text:style-name="RTF_5f_Num_20_9_20_4" style:num-format="1" text:display-levels="4">
        <style:list-level-properties/>
      </text:list-level-style-number>
      <text:list-level-style-number text:level="5" text:style-name="RTF_5f_Num_20_9_20_5" style:num-format="1" text:display-levels="5">
        <style:list-level-properties/>
      </text:list-level-style-number>
      <text:list-level-style-number text:level="6" text:style-name="RTF_5f_Num_20_9_20_6" style:num-format="1" text:display-levels="6">
        <style:list-level-properties/>
      </text:list-level-style-number>
      <text:list-level-style-number text:level="7" text:style-name="RTF_5f_Num_20_9_20_7" style:num-format="1" text:display-levels="7">
        <style:list-level-properties/>
      </text:list-level-style-number>
      <text:list-level-style-number text:level="8" text:style-name="RTF_5f_Num_20_9_20_8" style:num-format="1" text:display-levels="8">
        <style:list-level-properties/>
      </text:list-level-style-number>
      <text:list-level-style-number text:level="9" text:style-name="RTF_5f_Num_20_9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2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2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3-02T02:04:10.99">02.03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6</text:page-number> / <text:page-count>6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3-02T02:04:10</dc:date>
    <meta:editing-duration>PT11H06M02S</meta:editing-duration>
    <meta:editing-cycles>53</meta:editing-cycles>
    <meta:generator>OpenOffice.org/3.1$Linux OpenOffice.org_project/310m19$Build-9420</meta:generator>
    <dc:creator>Vladimir Parfinenko</dc:creator>
    <meta:document-statistic meta:table-count="2" meta:image-count="0" meta:object-count="0" meta:page-count="6" meta:paragraph-count="84" meta:word-count="754" meta:character-count="5701"/>
  </office:meta>
</office:document-meta>
</file>